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list-style-name="L3">
      <style:text-properties fo:language="en" fo:country="US"/>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language="cs" fo:country="CZ"/>
    </style:style>
    <style:style style:name="P59" style:family="paragraph" style:parent-style-name="Text_20_body">
      <style:paragraph-properties fo:text-align="end" style:justify-single-word="false"/>
      <style:text-properties fo:language="cs" fo:country="CZ"/>
    </style:style>
    <style:style style:name="P60" style:family="paragraph" style:parent-style-name="Text_20_body" style:list-style-name="L2">
      <style:paragraph-properties fo:margin-left="2.501cm" fo:margin-right="0cm" fo:text-indent="-0.635cm" style:auto-text-indent="false"/>
      <style:text-properties fo:language="en" fo:country="US"/>
    </style:style>
    <style:style style:name="P61"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7">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0">parent is adposition =&gt; AuxZ | AuxP</text:p>
        </text:list-item>
        <text:list-item>
          <text:p text:style-name="P60">parent is noun, pronoun or numeral =&gt; Atr</text:p>
        </text:list-item>
        <text:list-item>
          <text:p text:style-name="P60">parent is demonstrative and this is adverb =&gt; Adv</text:p>
        </text:list-item>
        <text:list-item>
          <text:p text:style-name="P60">parent is verb, adjective or adverb =&gt; Adv</text:p>
        </text:list-item>
        <text:list-item>
          <text:p text:style-name="P60">parent is conjunction and this is adverb =&gt; AuxY</text:p>
        </text:list-item>
        <text:list-item>
          <text:p text:style-name="P61">function is A =&gt; Adv</text:p>
        </text:list-item>
        <text:list-item>
          <text:p text:style-name="P61">function is DA =&gt; Adv (<text:span text:style-name="T8">not sure</text:span>)</text:p>
        </text:list-item>
        <text:list-item>
          <text:p text:style-name="P61">function is O or DO =&gt; Obj</text:p>
        </text:list-item>
        <text:list-item>
          <text:p text:style-name="P61">function is S =&gt; Sb</text:p>
        </text:list-item>
        <text:list-item>
          <text:p text:style-name="P61">function is B =&gt; AuxY</text:p>
        </text:list-item>
        <text:list-item>
          <text:p text:style-name="P61">function is C =&gt;</text:p>
        </text:list-item>
        <text:list-item>
          <text:p text:style-name="P60">parent is verb =&gt; Pnom</text:p>
        </text:list-item>
        <text:list-item>
          <text:p text:style-name="P60">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0">parent is root =&gt; Pred</text:p>
        </text:list-item>
        <text:list-item>
          <text:p text:style-name="P60">otherwise =&gt; AuxV</text:p>
        </text:list-item>
        <text:list-item>
          <text:p text:style-name="P61">function is P =&gt;</text:p>
        </text:list-item>
        <text:list-item>
          <text:p text:style-name="P60">parent is root =&gt; Pred</text:p>
        </text:list-item>
        <text:list-item>
          <text:p text:style-name="P60">otherwise =&gt; ExD</text:p>
        </text:list-item>
        <text:list-item>
          <text:p text:style-name="P61">function is CO or D and parent is conjunction or punctuation =&gt; AuxY</text:p>
        </text:list-item>
        <text:list-item>
          <text:p text:style-name="P61">function is UTT, REP or T (repetition in spoken language) =&gt; ExD</text:p>
        </text:list-item>
        <text:list-item>
          <text:p text:style-name="P61"><text:soft-page-break/>function is Vpart (verbal particle, similar to preposition in English phrasal verbs) =&gt; AuxV</text:p>
        </text:list-item>
        <text:list-item>
          <text:p text:style-name="P61">function is H =&gt;</text:p>
        </text:list-item>
        <text:list-item>
          <text:p text:style-name="P60">no siblings =&gt; ExD</text:p>
        </text:list-item>
        <text:list-item>
          <text:p text:style-name="P60">otherwise =&gt; Atr</text:p>
        </text:list-item>
        <text:list-item>
          <text:p text:style-name="P61">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9">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9">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9">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9">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9">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9">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9">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9">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9">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9">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9">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9">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9">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9">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9">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9">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9">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9">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9">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9">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9">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9">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9">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9">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9">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9">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9">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9">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9">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9">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9">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9">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9">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9">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9">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9">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9">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9">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9">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9">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9">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7">Root token (main verb or head noun if there is no verb; not the artificial root node)</text:p>
          </table:table-cell>
          <table:table-cell table:style-name="Tabulka9.A2" office:value-type="string">
            <text:p text:style-name="P59">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9">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9">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6"><text:span text:style-name="T13">possession: </text:span><text:span text:style-name="T9">ketab-e häsän</text:span><text:span text:style-name="T13"> = lit. “book of Hassan” = “Hassan's book”</text:span></text:p>
              </text:list-item>
              <text:list-item>
                <text:p text:style-name="P56"><text:span text:style-name="T13">first name – last name</text:span></text:p>
              </text:list-item>
              <text:list-item>
                <text:p text:style-name="P56"><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6:06:48.48</dc:date>
    <dc:creator>Daniel Zeman</dc:creator>
    <meta:editing-duration>P1DT21H44M54S</meta:editing-duration>
    <meta:editing-cycles>170</meta:editing-cycles>
    <meta:generator>LibreOffice/3.5$Windows_x86 LibreOffice_project/7122e39-92ed229-498d286-15e43b4-d70da21</meta:generator>
    <meta:document-statistic meta:table-count="22" meta:image-count="0" meta:object-count="0" meta:page-count="62" meta:paragraph-count="2827" meta:word-count="9515" meta:character-count="53462" meta:non-whitespace-character-count="46680"/>
  </office:meta>
</office:document-meta>
</file>